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9000000163F5D8B1EB.png" manifest:media-type="image/png"/>
  <manifest:file-entry manifest:full-path="Pictures/100000000000019000000176BD2C4407.jpg" manifest:media-type="image/jpeg"/>
  <manifest:file-entry manifest:full-path="Pictures/100002010000023A00000414684F4E6F.png" manifest:media-type="image/png"/>
  <manifest:file-entry manifest:full-path="Pictures/100002010000027A0000032076BEB9CE.png" manifest:media-type="image/png"/>
  <manifest:file-entry manifest:full-path="Pictures/100002010000014900000190612754BF.png" manifest:media-type="image/png"/>
  <manifest:file-entry manifest:full-path="Pictures/100002010000025E000002CA3F25B2EE.png" manifest:media-type="image/png"/>
  <manifest:file-entry manifest:full-path="Pictures/100002010000015700000037190237EC.png" manifest:media-type="image/png"/>
  <manifest:file-entry manifest:full-path="Pictures/100000000000051400000384C459633F.jpg" manifest:media-type="image/jpeg"/>
  <manifest:file-entry manifest:full-path="Pictures/10000201000002B500000320A2114979.png" manifest:media-type="image/png"/>
  <manifest:file-entry manifest:full-path="Pictures/1000020100000320000002AA5F3D4DF2.png" manifest:media-type="image/png"/>
  <manifest:file-entry manifest:full-path="Pictures/100002010000019000000166BE6B13F3.png" manifest:media-type="image/png"/>
  <manifest:file-entry manifest:full-path="Pictures/10000201000005340000038D74D63BA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 svg:font-family="'Calibri Light'"/>
    <style:font-face style:name="HGｺﾞｼｯｸM1" svg:font-family="HGｺﾞｼｯｸM"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HGｺﾞｼｯｸM2" svg:font-family="HGｺﾞｼｯｸM" style:font-family-generic="decorative" style:font-pitch="variable"/>
    <style:font-face style:name="TakaoPGothic2" svg:font-family="TakaoPGothic" style:font-family-generic="decorative" style:font-pitch="variable"/>
    <style:font-face style:name="HGｺﾞｼｯｸM" svg:font-family="HGｺﾞｼｯｸM"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no-wrap"/>
    </style:style>
    <style:style style:name="gr3" style:family="graphic" style:parent-style-name="standard">
      <style:graphic-properties draw:stroke="solid" svg:stroke-width="0.044cm" svg:stroke-color="#bdd7ee"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35cm" svg:stroke-color="#43729d" draw:stroke-linejoin="miter" draw:fill="solid" draw:fill-color="#ffffff"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cm" svg:stroke-color="#ffffff" draw:fill="none" draw:textarea-vertical-align="top" draw:auto-grow-height="true" draw:fit-to-size="false" fo:padding-top="0.125cm" fo:padding-bottom="0.125cm" fo:padding-left="0.25cm" fo:padding-right="0.25cm" fo:wrap-option="wrap"/>
    </style:style>
    <style:style style:name="gr7" style:family="graphic" style:parent-style-name="standard">
      <style:graphic-properties draw:stroke="solid" svg:stroke-width="0.247cm" svg:stroke-color="#ffff00" draw:fill="none" draw:textarea-vertical-align="top" draw:auto-grow-height="tru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925cm, 1.302cm, 0cm)" draw:image-opacity="100%" style:mirror="none"/>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491cm, 0cm)" draw:image-opacity="100%" style:mirror="none"/>
    </style:style>
    <style:style style:name="gr1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3.578cm, 0cm, 0cm)" draw:image-opacity="100%" style:mirror="none"/>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4cm, 4.461cm, 8.589cm, 1.125cm)" draw:image-opacity="100%" style:mirror="none"/>
    </style:style>
    <style:style style:name="gr1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4cm, 0cm, 0cm, 0cm)" draw:image-opacity="100%" style:mirror="none"/>
    </style:style>
    <style:style style:name="gr14" style:family="graphic" style:parent-style-name="standard">
      <style:graphic-properties draw:stroke="solid" svg:stroke-width="0.035cm" svg:stroke-color="#43729d" draw:stroke-linejoin="miter" draw:fill="none" draw:textarea-vertical-align="middle" draw:auto-grow-height="false" draw:fit-to-size="false" fo:padding-top="0.125cm" fo:padding-bottom="0.125cm" fo:padding-left="0.25cm" fo:padding-right="0.25cm" fo:wrap-option="wrap"/>
    </style:style>
    <style:style style:name="gr15" style:family="graphic" style:parent-style-name="standard">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list-style-name="L1">
      <style:graphic-properties draw:stroke="solid" svg:stroke-width="0cm" svg:stroke-color="#000000" draw:fill="solid" draw:fill-color="#ffffff" draw:textarea-vertical-align="top" draw:auto-grow-height="true" draw:fit-to-size="false" fo:min-height="1.351cm" fo:padding-top="0.125cm" fo:padding-bottom="0.125cm" fo:padding-left="0.25cm" fo:padding-right="0.25cm" fo:wrap-option="wrap"/>
    </style:style>
    <style:style style:name="gr17" style:family="graphic" style:parent-style-name="standard">
      <style:graphic-properties draw:stroke="solid" svg:stroke-width="0.035cm" svg:stroke-color="#ffffff" draw:stroke-linejoin="miter" draw:fill="solid" draw:fill-color="#ffffff" draw:textarea-vertical-align="middle" draw:auto-grow-height="false" draw:fit-to-size="false" fo:padding-top="0.125cm" fo:padding-bottom="0.125cm" fo:padding-left="0.25cm" fo:padding-right="0.25cm" fo:wrap-option="wrap"/>
    </style:style>
    <style:style style:name="gr18" style:family="graphic" style:parent-style-name="standard">
      <style:graphic-properties draw:stroke="solid" svg:stroke-width="0.035cm" svg:stroke-color="#43729d" draw:stroke-linejoin="miter" draw:fill="solid" draw:fill-color="#e7e6e6" draw:textarea-vertical-align="middle" draw:auto-grow-height="false" draw:fit-to-size="false" fo:padding-top="0.125cm" fo:padding-bottom="0.125cm" fo:padding-left="0.25cm" fo:padding-right="0.25cm" fo:wrap-option="wrap"/>
    </style:style>
    <style:style style:name="gr19" style:family="graphic" style:parent-style-name="standard">
      <style:graphic-properties draw:stroke="solid" svg:stroke-width="0cm" svg:stroke-color="#000000" draw:fill="none" draw:textarea-vertical-align="top" draw:auto-grow-height="true" draw:fit-to-size="false" fo:padding-top="0.125cm" fo:padding-bottom="0.125cm" fo:padding-left="0.25cm" fo:padding-right="0.25cm" fo:wrap-option="wrap"/>
    </style:style>
    <style:style style:name="gr20" style:family="graphic" style:parent-style-name="standard">
      <style:graphic-properties draw:stroke="solid" svg:stroke-width="0.035cm" svg:stroke-color="#d9d9d9" draw:stroke-linejoin="miter" draw:fill="solid" draw:fill-color="#ffff71" draw:textarea-vertical-align="middle" draw:auto-grow-height="false" draw:fit-to-size="false" fo:padding-top="0.125cm" fo:padding-bottom="0.125cm" fo:padding-left="0.25cm" fo:padding-right="0.25cm" fo:wrap-option="wrap"/>
    </style:style>
    <style:style style:name="gr21" style:family="graphic" style:parent-style-name="standard">
      <style:graphic-properties draw:stroke="solid" svg:stroke-width="0.035cm" svg:stroke-color="#43729d" draw:stroke-linejoin="miter" draw:fill="solid" draw:fill-color="#f2f2f2" draw:textarea-vertical-align="middle" draw:auto-grow-height="false" draw:fit-to-size="false" fo:padding-top="0.125cm" fo:padding-bottom="0.125cm" fo:padding-left="0.25cm" fo:padding-right="0.25cm" fo:wrap-option="wrap"/>
    </style:style>
    <style:style style:name="gr22" style:family="graphic" style:parent-style-name="standard">
      <style:graphic-properties draw:stroke="solid" svg:stroke-width="0.035cm" svg:stroke-color="#70ad47" draw:stroke-linejoin="miter" draw:fill="solid" draw:fill-color="#ffffff" draw:textarea-vertical-align="middle" draw:auto-grow-height="false" draw:fit-to-size="false" fo:padding-top="0.125cm" fo:padding-bottom="0.125cm" fo:padding-left="0.25cm" fo:padding-right="0.25cm" fo:wrap-option="wrap"/>
    </style:style>
    <style:style style:name="gr23" style:family="graphic" style:parent-style-name="standard">
      <style:graphic-properties draw:stroke="solid" svg:stroke-width="0.176cm" svg:stroke-color="#ff0000" draw:stroke-linejoin="miter" draw:fill="solid" draw:fill-color="#ffffff" draw:textarea-vertical-align="middle" draw:auto-grow-height="false" draw:fit-to-size="false" fo:padding-top="0.125cm" fo:padding-bottom="0.125cm" fo:padding-left="0.25cm" fo:padding-right="0.25cm" fo:wrap-option="wrap"/>
    </style:style>
    <style:style style:name="gr24" style:family="graphic" style:parent-style-name="standard">
      <style:graphic-properties draw:stroke="solid" svg:stroke-width="0.035cm" svg:stroke-color="#43729d" draw:stroke-linejoin="miter" draw:fill="solid" draw:fill-color="#5b9bd5" draw:textarea-vertical-align="middle" draw:auto-grow-height="false" draw:fit-to-size="false"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wrap"/>
    </style:style>
    <style:style style:name="pr1" style:family="presentation" style:parent-style-name="白紙-notes">
      <style:graphic-properties draw:fill-color="#ffffff" fo:min-height="12.573cm"/>
    </style:style>
    <style:style style:name="pr2" style:family="presentation" style:parent-style-name="タイトルとコンテンツ-notes">
      <style:graphic-properties draw:fill-color="#ffffff" fo:min-height="12.573cm"/>
    </style:style>
    <style:style style:name="pr3" style:family="presentation" style:parent-style-name="タイトルとコンテンツ-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タイトルとコンテンツ-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text-align="start"/>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6" style:family="paragraph">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start" fo:text-indent="0cm" style:punctuation-wrap="hanging" style:writing-mode="lr-tb"/>
      <style:text-properties fo:font-size="28pt" style:font-size-asian="28pt" style:font-size-complex="28pt" fo:hyphenate="false"/>
    </style:style>
    <style:style style:name="P8" style:family="paragraph">
      <style:paragraph-properties fo:margin-left="0cm" fo:margin-right="0cm" fo:margin-top="0cm" fo:margin-bottom="0cm" fo:line-height="100%" fo:text-align="start" fo:text-indent="0cm" style:punctuation-wrap="hanging" style:writing-mode="lr-tb" style:font-independent-line-spacing="true"/>
      <style:text-properties fo:font-size="28pt" style:font-size-asian="28pt" style:font-size-complex="28pt"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style:text-underline-style="solid" style:text-underline-width="auto" style:text-underline-color="font-color" fo:hyphenate="false"/>
    </style:style>
    <style:style style:name="P10" style:family="paragraph">
      <style:paragraph-properties fo:text-align="start" style:font-independent-line-spacing="true"/>
      <style:text-properties fo:font-size="18pt" style:text-underline-style="solid" style:text-underline-width="auto" style:text-underline-color="font-color"/>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T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color="#81bb5a" style:text-line-through-style="none" style:text-line-through-type="none" style:font-name="Calibri1"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3" style:family="text">
      <style:text-properties fo:color="#ffffff" style:text-line-through-style="none" style:text-line-through-type="none"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4" style:family="text">
      <style:text-properties fo:color="#ffffff" style:text-line-through-style="none" style:text-line-through-type="none"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5" style:family="text">
      <style:text-properties fo:color="#ffffff" style:text-line-through-style="none" style:text-line-through-type="none" style:font-name="Calibri1" fo:font-size="138pt" fo:letter-spacing="normal" fo:font-style="normal" style:text-underline-style="none" fo:font-weight="normal" style:font-size-asian="138pt" style:font-style-asian="normal" style:font-weight-asian="normal" style:font-size-complex="138pt" style:font-style-complex="normal" style:font-weight-complex="normal"/>
    </style:style>
    <style:style style:name="T6" style:family="text">
      <style:text-properties fo:color="#000000" style:text-line-through-style="none" style:text-line-through-typ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color="#000000" style:text-line-through-style="none" style:text-line-through-type="none"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color="#81bb5a" style:text-line-through-style="none" style:text-line-through-type="none" style:font-name="Calibri1"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9" style:family="text">
      <style:text-properties fo:color="#5b9bd5" style:text-line-through-style="none" style:text-line-through-type="none" style:font-name="Calibri1" fo:font-size="54pt" fo:letter-spacing="normal" fo:font-style="normal" style:text-underline-style="solid" style:text-underline-width="auto" style:text-underline-color="font-color" fo:font-weight="normal" style:font-size-asian="54pt" style:font-style-asian="normal" style:font-weight-asian="normal" style:font-size-complex="54pt" style:font-style-complex="normal" style:font-weight-complex="normal"/>
    </style:style>
    <style:style style:name="T10" style:family="text">
      <style:text-properties fo:color="#ff0000" style:text-line-through-style="none" style:text-line-through-type="none" style:font-name="Calibri1" fo:font-size="36pt" fo:letter-spacing="normal"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11" style:family="text">
      <style:text-properties fo:color="#ff0000" style:text-line-through-style="none" style:text-line-through-type="none"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color="#000000" style:text-line-through-style="none" style:text-line-through-type="none" style:font-name="Calibri1" fo:font-size="138pt" fo:letter-spacing="normal" fo:font-style="normal" style:text-underline-style="none" fo:font-weight="normal" style:font-size-asian="138pt" style:font-style-asian="normal" style:font-weight-asian="normal" style:font-size-complex="138pt" style:font-style-complex="normal" style:font-weight-complex="normal"/>
    </style:style>
    <style:style style:name="T15" style:family="text">
      <style:text-properties fo:color="#000000" style:text-line-through-style="none" style:text-line-through-type="none"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6"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ff0000" style:text-line-through-style="none" style:text-line-through-type="none" style:font-name="Calibri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8" style:family="text">
      <style:text-properties fo:color="#ff0000" style:text-line-through-style="none" style:text-line-through-type="none" style:font-name="Calibri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9" style:family="text">
      <style:text-properties fo:color="#ff0000" style:text-line-through-style="none" style:text-line-through-type="none"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20"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color="#000000" style:text-line-through-style="none" style:text-line-through-type="none" style:font-name="HGｺﾞｼｯｸM1" fo:font-size="60pt" fo:letter-spacing="normal" fo:font-style="normal" style:text-underline-style="none" fo:font-weight="normal" style:font-name-asian="HGｺﾞｼｯｸM2" style:font-size-asian="60pt" style:font-style-asian="normal" style:font-weight-asian="normal" style:font-size-complex="60pt" style:font-style-complex="normal" style:font-weight-complex="normal"/>
    </style:style>
    <style:style style:name="T22" style:family="text">
      <style:text-properties fo:color="#00b050" style:text-line-through-style="none" style:text-line-through-type="none" style:font-name="Calibri1"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23" style:family="text">
      <style:text-properties fo:color="#00b050" style:text-line-through-style="none" style:text-line-through-type="none" style:font-name="Calibri1" fo:font-size="80pt" fo:letter-spacing="normal" fo:font-style="normal" style:text-underline-style="none" fo:font-weight="bold" style:font-size-asian="80pt" style:font-style-asian="normal" style:font-weight-asian="bold" style:font-size-complex="80pt" style:font-style-complex="normal" style:font-weight-complex="bold"/>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1bb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b9bd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白紙">
        <draw:custom-shape draw:name="テキスト ボックス 5" draw:style-name="gr1" draw:text-style-name="P2" draw:layer="layout" svg:width="8.512cm" svg:height="1.436cm" svg:x="26.27cm" svg:y="17.304cm">
          <text:p text:style-name="P1"><text:span text:style-name="T1">Team : ilab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gr2" draw:text-style-name="P2" draw:layer="layout" svg:width="20.404cm" svg:height="3.303cm" svg:x="0.237cm" svg:y="0.275cm">
          <text:p text:style-name="P3"><text:span text:style-name="T2">作ったものの名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3" draw:style-name="gr3" draw:text-style-name="P4" draw:layer="layout" svg:width="23.412cm" svg:height="13.306cm" svg:x="7.8cm" svg:y="3.997cm">
          <draw:image xlink:href="Pictures/10000201000005340000038D74D63BA9.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3" draw:master-page-name="タイトルとコンテンツ" presentation:presentation-page-layout-name="AL1T11">
        <draw:custom-shape draw:name="テキスト ボックス 4" draw:style-name="gr1" draw:text-style-name="P2" draw:layer="layout" svg:width="26.495cm" svg:height="4.315cm" svg:x="5.548cm" svg:y="4.521cm">
          <text:p text:style-name="P1"><text:span text:style-name="T3">突然です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1" draw:text-style-name="P2" xml:id="id1" draw:id="id1" draw:layer="layout" svg:width="31.403cm" svg:height="3.044cm" svg:x="1.679cm" svg:y="10.346cm">
          <text:p text:style-name="P1"><text:span text:style-name="T4">こんな経験ありませんか・・・</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seq>
        </anim:par>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3" draw:master-page-name="タイトルとコンテンツ" presentation:presentation-page-layout-name="AL1T11">
        <draw:custom-shape draw:name="下矢印 1" draw:style-name="gr5" draw:text-style-name="P2" draw:layer="layout" svg:width="9.32cm" svg:height="9.938cm" svg:x="11.419cm" svg:y="7.907cm">
          <text:p text:style-name="P3"><text:span text:style-name="T2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4" draw:layer="layout" svg:width="18.624cm" svg:height="10.475cm" svg:x="1.482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3" draw:master-page-name="タイトルとコンテンツ" presentation:presentation-page-layout-name="AL1T11">
        <draw:custom-shape draw:name="テキスト ボックス 4" draw:style-name="gr6" draw:text-style-name="P2" draw:layer="layout" svg:width="25.09cm" svg:height="6.092cm" svg:x="5.213cm" svg:y="5.146cm">
          <text:p text:style-name="P1"><text:span text:style-name="T5">寝坊した</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5cm" svg:x="1.482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3" draw:master-page-name="タイトルとコンテンツ" presentation:presentation-page-layout-name="AL1T11">
        <draw:custom-shape draw:name="テキスト ボックス 3" draw:style-name="gr7" draw:text-style-name="P2" xml:id="id2" draw:id="id2" draw:layer="layout" svg:width="29.86cm" svg:height="6.092cm" draw:transform="skewX (-1.71658351944415E-017) rotate (0.136135681655558) translate (0.242cm 5.399cm)">
          <text:p text:style-name="P1"><text:span text:style-name="T5">休みたい</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5" draw:style-name="gr8" draw:text-style-name="P4" xml:id="id3" draw:id="id3" draw:layer="layout" svg:width="12.445cm" svg:height="10.609cm" svg:x="19.576cm" svg:y="7.164cm">
          <draw:image xlink:href="Pictures/1000020100000320000002AA5F3D4DF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2" smil:attributeName="visibility" smil:to="visible"/>
                  <anim:animate smil:dur="0.5s" smil:fill="hold" smil:targetElement="id2" smil:attributeName="width" smil:values="0;width" smil:keyTimes="0;1"/>
                  <anim:animate smil:dur="0.5s" smil:fill="hold" smil:targetElement="id2" smil:attributeName="height" smil:values="0;height" smil:keyTimes="0;1"/>
                  <anim:transitionFilter smil:dur="0.5s" smil:targetElement="id2" smil:type="fade" smil:subtype="crossfade"/>
                </anim:par>
                <anim:par smil:begin="0s" smil:fill="hold" presentation:node-type="with-previous" presentation:preset-class="entrance" presentation:preset-id="ooo-entrance-fade-in-and-zoom" presentation:preset-sub-type="in">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seq>
        </anim:par>
        <presentation:notes draw:style-name="dp4">
          <draw:page-thumbnail draw:name="スライド イメージ プレースホルダー 1" draw:style-name="gr4" draw:layer="layout" svg:width="15.239cm" svg:height="8.572cm" svg:x="1.905cm" svg:y="3.175cm" draw:page-number="5" presentation:class="page"/>
          <draw:frame draw:name="ノート プレースホルダー 2" presentation:style-name="pr3" draw:text-style-name="P2" draw:layer="layout" svg:width="15.239cm" svg:height="10cm" svg:x="1.905cm" svg:y="12.224cm" presentation:class="notes" presentation:placeholder="true" presentation:user-transformed="true">
            <draw:text-box/>
          </draw:frame>
          <draw:frame draw:name="スライド番号プレースホルダー 3" presentation:style-name="pr4" draw:text-style-name="P6" draw:layer="layout" svg:width="8.254cm" svg:height="1.273cm" svg:x="10.791cm" svg:y="24.126cm" presentation:class="page-number" presentation:user-transformed="true">
            <draw:text-box>
              <text:p text:style-name="P5"><text:span text:style-name="T6"><text:page-number>&lt;番号&gt;</text:page-number></text:span></text:p>
            </draw:text-box>
          </draw:frame>
        </presentation:notes>
      </draw:page>
      <draw:page draw:name="page6" draw:style-name="dp1" draw:master-page-name="タイトルとコンテンツ" presentation:presentation-page-layout-name="AL1T11">
        <draw:frame draw:name="図 5" draw:style-name="gr8" draw:text-style-name="P4" xml:id="id4" draw:id="id4" draw:layer="layout" svg:width="11.412cm" svg:height="13.174cm" svg:x="1.381cm" svg:y="0.27cm">
          <draw:image xlink:href="Pictures/10000201000002B500000320A2114979.png" xlink:type="simple" xlink:show="embed" xlink:actuate="onLoad">
            <text:p/>
          </draw:image>
        </draw:frame>
        <draw:custom-shape draw:name="テキスト ボックス 10" draw:style-name="gr1" draw:text-style-name="P2" xml:id="id5" draw:id="id5" draw:layer="layout" svg:width="13.341cm" svg:height="2.113cm" svg:x="8.171cm" svg:y="13.727cm">
          <text:p text:style-name="P1"><text:span text:style-name="T7">天気を理由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1" draw:style-name="gr8" draw:text-style-name="P4" xml:id="id6" draw:id="id6" draw:layer="layout" svg:width="10.582cm" svg:height="9.471cm" svg:x="21.654cm" svg:y="8.2cm">
          <draw:image xlink:href="Pictures/100002010000019000000166BE6B13F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ly-out" presentation:preset-sub-type="from-bottom">
                  <anim:animate smil:dur="0.5s" smil:targetElement="id4" smil:attributeName="x" smil:values="x;x" smil:keyTimes="0;1"/>
                  <anim:animate smil:dur="0.5s" smil:targetElement="id4" smil:attributeName="y" smil:values="y;1+height/2" smil:keyTimes="0;1"/>
                  <anim:set smil:begin="0.499s" smil:dur="0.001s" smil:fill="hold" smil:targetElement="id4" smil:attributeName="visibility" smil:to="hidden"/>
                </anim:par>
                <anim:par smil:begin="0s" smil:fill="hold" presentation:node-type="with-previous"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anim:par>
          </anim:seq>
        </anim:par>
        <presentation:notes draw:style-name="dp4">
          <draw:page-thumbnail draw:name="スライド イメージ プレースホルダー 1" draw:style-name="gr4" draw:layer="layout" svg:width="15.239cm" svg:height="8.572cm" svg:x="1.905cm" svg:y="3.175cm" draw:page-number="6" presentation:class="page"/>
          <draw:frame draw:name="ノート プレースホルダー 2" presentation:style-name="pr3" draw:text-style-name="P2" draw:layer="layout" svg:width="15.239cm" svg:height="10cm" svg:x="1.905cm" svg:y="12.224cm" presentation:class="notes" presentation:placeholder="true" presentation:user-transformed="true">
            <draw:text-box/>
          </draw:frame>
          <draw:frame draw:name="スライド番号プレースホルダー 3" presentation:style-name="pr4" draw:text-style-name="P6" draw:layer="layout" svg:width="8.254cm" svg:height="1.273cm" svg:x="10.791cm" svg:y="24.126cm" presentation:class="page-number" presentation:user-transformed="true">
            <draw:text-box>
              <text:p text:style-name="P5"><text:span text:style-name="T6"><text:page-number>&lt;番号&gt;</text:page-number></text:span></text:p>
            </draw:text-box>
          </draw:frame>
        </presentation:notes>
      </draw:page>
      <draw:page draw:name="page7" draw:style-name="dp1" draw:master-page-name="タイトルとコンテンツ" presentation:presentation-page-layout-name="AL1T11">
        <draw:frame draw:name="図 4" draw:style-name="gr8" draw:text-style-name="P4" xml:id="id8" draw:id="id8" draw:layer="layout" svg:width="8.121cm" svg:height="9.568cm" svg:x="25.858cm" svg:y="7.651cm">
          <draw:image xlink:href="Pictures/100002010000025E000002CA3F25B2EE.png" xlink:type="simple" xlink:show="embed" xlink:actuate="onLoad">
            <text:p/>
          </draw:image>
        </draw:frame>
        <draw:frame draw:name="図 9" draw:style-name="gr8" draw:text-style-name="P4" xml:id="id7" draw:id="id7" draw:layer="layout" svg:width="8.704cm" svg:height="10.582cm" svg:x="0.563cm" svg:y="7.755cm">
          <draw:image xlink:href="Pictures/100002010000014900000190612754BF.png" xlink:type="simple" xlink:show="embed" xlink:actuate="onLoad">
            <text:p/>
          </draw:image>
        </draw:frame>
        <draw:custom-shape draw:name="テキスト ボックス 11" draw:style-name="gr1" draw:text-style-name="P2" xml:id="id9" draw:id="id9" draw:layer="layout" svg:width="11.608cm" svg:height="2.113cm" svg:x="10.723cm" svg:y="7.4cm">
          <text:p text:style-name="P1"><text:span text:style-name="T7">腰が・・・歯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split" presentation:preset-sub-type="vertical-in">
                  <anim:transitionFilter smil:dur="0.5s" smil:targetElement="id7" smil:type="barnDoorWipe" smil:subtype="vertical" smil:mode="out" smil:direction="reverse"/>
                  <anim:set smil:begin="0.499s" smil:dur="0.001s" smil:fill="hold" smil:targetElement="id7" smil:attributeName="visibility" smil:to="hidden"/>
                </anim:par>
                <anim:par smil:begin="0s" smil:fill="hold" presentation:node-type="with-previous" presentation:preset-class="exit" presentation:preset-id="ooo-exit-split" presentation:preset-sub-type="vertical-in">
                  <anim:transitionFilter smil:dur="0.5s" smil:targetElement="id8" smil:type="barnDoorWipe" smil:subtype="vertical" smil:mode="out" smil:direction="reverse"/>
                  <anim:set smil:begin="0.499s" smil:dur="0.001s" smil:fill="hold" smil:targetElement="id8" smil:attributeName="visibility" smil:to="hidden"/>
                </anim:par>
                <anim:par smil:begin="0s" smil:fill="hold" presentation:node-type="with-previous" presentation:preset-class="exit" presentation:preset-id="ooo-exit-split" presentation:preset-sub-type="vertical-in">
                  <anim:transitionFilter smil:dur="0.5s" smil:targetElement="id9" smil:type="barnDoorWipe" smil:subtype="vertical" smil:mode="out" smil:direction="reverse"/>
                  <anim:set smil:begin="0.499s" smil:dur="0.001s" smil:fill="hold" smil:targetElement="id9" smil:attributeName="visibility" smil:to="hidden"/>
                </anim:par>
              </anim:par>
            </anim:par>
          </anim:seq>
        </anim:par>
        <presentation:notes draw:style-name="dp4">
          <draw:page-thumbnail draw:name="スライド イメージ プレースホルダー 1" draw:style-name="gr4" draw:layer="layout" svg:width="15.239cm" svg:height="8.572cm" svg:x="1.905cm" svg:y="3.175cm" draw:page-number="7" presentation:class="page"/>
          <draw:frame draw:name="ノート プレースホルダー 2" presentation:style-name="pr3" draw:text-style-name="P2" draw:layer="layout" svg:width="15.239cm" svg:height="10cm" svg:x="1.905cm" svg:y="12.224cm" presentation:class="notes" presentation:placeholder="true" presentation:user-transformed="true">
            <draw:text-box/>
          </draw:frame>
          <draw:frame draw:name="スライド番号プレースホルダー 3" presentation:style-name="pr4" draw:text-style-name="P6" draw:layer="layout" svg:width="8.254cm" svg:height="1.273cm" svg:x="10.791cm" svg:y="24.126cm" presentation:class="page-number" presentation:user-transformed="true">
            <draw:text-box>
              <text:p text:style-name="P5"><text:span text:style-name="T6"><text:page-number>&lt;番号&gt;</text:page-number></text:span></text:p>
            </draw:text-box>
          </draw:frame>
        </presentation:notes>
      </draw:page>
      <draw:page draw:name="page8" draw:style-name="dp1" draw:master-page-name="白紙">
        <draw:frame draw:name="図 2" draw:style-name="gr9" draw:text-style-name="P4" draw:layer="layout" svg:width="31.97cm" svg:height="17.172cm" svg:x="1.933cm" svg:y="1.841cm">
          <draw:image xlink:href="Pictures/100000000000051400000384C459633F.jpg" xlink:type="simple" xlink:show="embed" xlink:actuate="onLoad">
            <text:p/>
          </draw:image>
        </draw:frame>
        <draw:frame draw:name="図 4" draw:style-name="gr10" draw:text-style-name="P4" draw:layer="layout" svg:width="33.866cm" svg:height="1.857cm" svg:x="0cm" svg:y="0.02cm">
          <draw:image xlink:href="Pictures/100000000000051400000384C459633F.jpg" xlink:type="simple" xlink:show="embed" xlink:actuate="onLoad">
            <text:p/>
          </draw:image>
        </draw:frame>
        <draw:frame draw:name="図 6" draw:style-name="gr11" draw:text-style-name="P4" draw:layer="layout" svg:width="0.809cm" svg:height="19.029cm" svg:x="0cm" svg:y="1.822cm">
          <draw:image xlink:href="Pictures/100000000000051400000384C459633F.jpg" xlink:type="simple" xlink:show="embed" xlink:actuate="onLoad">
            <text:p/>
          </draw:image>
        </draw:frame>
        <draw:frame draw:name="図 8" draw:style-name="gr11" draw:text-style-name="P4" draw:layer="layout" svg:width="0.809cm" svg:height="19.029cm" svg:x="0.561cm" svg:y="1.841cm">
          <draw:image xlink:href="Pictures/100000000000051400000384C459633F.jpg" xlink:type="simple" xlink:show="embed" xlink:actuate="onLoad">
            <text:p/>
          </draw:image>
        </draw:frame>
        <draw:frame draw:name="図 9" draw:style-name="gr11" draw:text-style-name="P4" draw:layer="layout" svg:width="0.809cm" svg:height="19.029cm" svg:x="1.17cm" svg:y="1.877cm">
          <draw:image xlink:href="Pictures/100000000000051400000384C459633F.jpg" xlink:type="simple" xlink:show="embed" xlink:actuate="onLoad">
            <text:p/>
          </draw:image>
        </draw:frame>
        <draw:custom-shape draw:name="正方形/長方形 7" draw:style-name="gr2" draw:text-style-name="P2" draw:layer="layout" svg:width="18.753cm" svg:height="3.048cm" svg:x="1.141cm" svg:y="2.379cm">
          <text:p text:style-name="P3"><text:span text:style-name="T8">作ったものの名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5cm" svg:x="1.482cm" svg:y="2.123cm" draw:page-number="8" presentation:class="page"/>
          <draw:frame presentation:style-name="pr1" draw:layer="layout" svg:width="17.271cm" svg:height="12.573cm" svg:x="2.159cm" svg:y="13.271cm" presentation:class="notes" presentation:placeholder="true">
            <draw:text-box/>
          </draw:frame>
        </presentation:notes>
      </draw:page>
      <draw:page draw:name="page9" draw:style-name="dp1" draw:master-page-name="タイトルとコンテンツ" presentation:presentation-page-layout-name="AL1T11">
        <draw:frame draw:name="図 10" draw:style-name="gr12" draw:text-style-name="P4" draw:layer="layout" svg:width="6.889cm" svg:height="10.486cm" svg:x="3.712cm" svg:y="7.417cm">
          <draw:image xlink:href="Pictures/100002010000023A00000414684F4E6F.png" xlink:type="simple" xlink:show="embed" xlink:actuate="onLoad">
            <text:p/>
          </draw:image>
        </draw:frame>
        <draw:frame draw:name="図 3" draw:style-name="gr8" draw:text-style-name="P4" draw:layer="layout" svg:width="12.177cm" svg:height="19.049cm" svg:x="21.689cm" svg:y="0.139cm">
          <draw:image xlink:href="Pictures/100002010000023A00000414684F4E6F.png" xlink:type="simple" xlink:show="embed" xlink:actuate="onLoad">
            <text:p/>
          </draw:image>
        </draw:frame>
        <draw:frame draw:name="図 4" draw:style-name="gr13" draw:text-style-name="P4" draw:layer="layout" svg:width="8.646cm" svg:height="1.031cm" svg:x="22.433cm" svg:y="18.157cm">
          <draw:image xlink:href="Pictures/100002010000015700000037190237EC.png" xlink:type="simple" xlink:show="embed" xlink:actuate="onLoad">
            <text:p/>
          </draw:image>
        </draw:frame>
        <draw:custom-shape draw:name="正方形/長方形 6" draw:style-name="gr2" draw:text-style-name="P2" draw:layer="layout" svg:width="7.146cm" svg:height="2.541cm" svg:x="0.005cm" svg:y="0.139cm">
          <text:p text:style-name="P3"><text:span text:style-name="T9">STEP </text:span><text:span text:style-name="T9">１</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8" draw:style-name="gr14" draw:text-style-name="P2" draw:layer="layout" svg:width="3.749cm" svg:height="4.849cm" svg:x="22.726cm" svg:y="2.516cm">
          <text:p text:style-name="P3"><text:span text:style-name="T2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9" draw:style-name="gr14" draw:text-style-name="P2" draw:layer="layout" svg:width="12.082cm" svg:height="11.985cm" svg:x="1.347cm" svg:y="6.908cm">
          <text:p text:style-name="P3"><text:span text:style-name="T20"/></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1" draw:style-name="gr1" draw:text-style-name="P2" draw:layer="layout" svg:width="1.267cm" svg:height="1.436cm" draw:transform="rotate (-1.5707963267949) translate (7.882cm 17.626cm)">
          <text:p text:style-name="P1"><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4" draw:style-name="gr15" draw:text-style-name="P4" draw:layer="layout" svg:x1="7.388cm" svg:y1="6.908cm" svg:x2="24.601cm" svg:y2="2.516cm">
          <text:p/>
        </draw:line>
        <draw:line draw:name="直線コネクタ 16" draw:style-name="gr15" draw:text-style-name="P4" draw:layer="layout" svg:x1="11.66cm" svg:y1="17.139cm" svg:x2="24.601cm" svg:y2="7.366cm">
          <text:p/>
        </draw:line>
        <draw:custom-shape draw:name="テキスト ボックス 12" draw:style-name="gr16" draw:text-style-name="P8" draw:layer="layout" svg:width="6.676cm" svg:height="1.6cm" draw:transform="skewX (-0.00837758040957278) rotate (-0.00279252680319011) translate (12.873cm 6.781cm)">
          <text:p text:style-name="P7"><text:span text:style-name="T1">具体的に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7" draw:style-name="gr1" draw:text-style-name="P2" draw:layer="layout" svg:width="14.852cm" svg:height="3.299cm" svg:x="7.006cm" svg:y="0.564cm">
          <text:p text:style-name="P1"><text:span text:style-name="T10">ユーザーのプロフィールを</text:span></text:p>
          <text:p text:style-name="P1"><text:span text:style-name="T10">事前に登録</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3" draw:style-name="gr17" draw:text-style-name="P2" draw:layer="layout" svg:width="8.412cm" svg:height="0.96cm" svg:x="22.433cm" svg:y="0.564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スライド イメージ プレースホルダー 1" draw:style-name="gr4" draw:layer="layout" svg:width="15.239cm" svg:height="8.572cm" svg:x="1.905cm" svg:y="3.175cm" draw:page-number="9" presentation:class="page"/>
          <draw:frame draw:name="ノート プレースホルダー 2" presentation:style-name="pr3" draw:text-style-name="P2" draw:layer="layout" svg:width="15.239cm" svg:height="10cm" svg:x="1.905cm" svg:y="12.224cm" presentation:class="notes" presentation:placeholder="true" presentation:user-transformed="true">
            <draw:text-box/>
          </draw:frame>
          <draw:frame draw:name="スライド番号プレースホルダー 3" presentation:style-name="pr4" draw:text-style-name="P6" draw:layer="layout" svg:width="8.254cm" svg:height="1.273cm" svg:x="10.791cm" svg:y="24.126cm" presentation:class="page-number" presentation:user-transformed="true">
            <draw:text-box>
              <text:p text:style-name="P5"><text:span text:style-name="T6"><text:page-number>&lt;番号&gt;</text:page-number></text:span></text:p>
            </draw:text-box>
          </draw:frame>
        </presentation:notes>
      </draw:page>
      <draw:page draw:name="page10" draw:style-name="dp1" draw:master-page-name="タイトルとコンテンツ" presentation:presentation-page-layout-name="AL1T11">
        <draw:custom-shape draw:name="メモ 15" draw:style-name="gr18" draw:text-style-name="P2" draw:layer="layout" svg:width="16.952cm" svg:height="15.874cm" svg:x="8.842cm" svg:y="2.704cm">
          <text:p text:style-name="P3"><text:span text:style-name="T20"/></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正方形/長方形 4" draw:style-name="gr2" draw:text-style-name="P2" draw:layer="layout" svg:width="7.467cm" svg:height="2.541cm" svg:x="-0.156cm" svg:y="0.139cm">
          <text:p text:style-name="P3"><text:span text:style-name="T9">STEP </text:span><text:span text:style-name="T9">２</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 draw:style-name="gr1" draw:text-style-name="P10" draw:layer="layout" svg:width="22.145cm" svg:height="1.775cm" svg:x="7.006cm" svg:y="0.564cm">
          <text:p text:style-name="P9"><text:span text:style-name="T10">理由を選び、それに合った文章の作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形吹き出し 6" draw:style-name="gr5" draw:text-style-name="P2" draw:layer="layout" svg:width="7.577cm" svg:height="4.383cm" svg:x="9.741cm" svg:y="3.705cm">
          <text:p text:style-name="P3"><text:span text:style-name="T1"/></text:p>
          <draw:enhanced-geometry draw:mirror-horizontal="false" draw:mirror-vertical="false" draw:text-areas="?f28 ?f30 ?f29 ?f31" svg:viewBox="0 0 0 0"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円形吹き出し 7" draw:style-name="gr5" draw:text-style-name="P2" draw:layer="layout" svg:width="7.577cm" svg:height="4.383cm" svg:x="17.317cm" svg:y="6.526cm">
          <text:p text:style-name="P3"><text:span text:style-name="T20"/></text:p>
          <draw:enhanced-geometry draw:mirror-horizontal="false" draw:mirror-vertical="false" draw:text-areas="?f28 ?f30 ?f29 ?f31" svg:viewBox="0 0 0 0"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円形吹き出し 8" draw:style-name="gr5" draw:text-style-name="P2" draw:layer="layout" svg:width="7.577cm" svg:height="4.383cm" svg:x="11.388cm" svg:y="11.294cm">
          <text:p text:style-name="P3"><text:span text:style-name="T20"/></text:p>
          <draw:enhanced-geometry draw:mirror-horizontal="false" draw:mirror-vertical="false" draw:text-areas="?f28 ?f30 ?f29 ?f31" svg:viewBox="0 0 0 0"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テキスト ボックス 10" draw:style-name="gr1" draw:text-style-name="P2" draw:layer="layout" svg:width="5.577cm" svg:height="2.283cm" svg:x="18.966cm" svg:y="7.564cm">
          <text:p text:style-name="P1"><text:span text:style-name="T12">親戚に</text:span></text:p>
          <text:p text:style-name="P1"><text:span text:style-name="T12">不幸があった</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1" draw:text-style-name="P2" draw:layer="layout" svg:width="5.577cm" svg:height="2.283cm" svg:x="12.797cm" svg:y="12.331cm">
          <text:p text:style-name="P1"><text:span text:style-name="T12">気象警報が</text:span></text:p>
          <text:p text:style-name="P1"><text:span text:style-name="T12">出てい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 draw:style-name="gr1" draw:text-style-name="P2" draw:layer="layout" svg:width="5.577cm" svg:height="1.267cm" svg:x="10.839cm" svg:y="5.256cm">
          <text:p text:style-name="P1"><text:span text:style-name="T12">風邪をひいた</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6" draw:style-name="gr1" draw:text-style-name="P2" draw:layer="layout" svg:width="11.304cm" svg:height="1.775cm" svg:x="13.239cm" svg:y="16.715cm">
          <text:p text:style-name="P1"><text:span text:style-name="T11">理由生成</text:span><text:span text:style-name="T11">BOX</text:span><text:span text:style-name="T11">：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9" draw:text-style-name="P2" draw:layer="layout" svg:width="6.301cm" svg:height="1.945cm" svg:x="0.536cm" svg:y="8.889cm">
          <text:p text:style-name="P1"><text:span text:style-name="T13">申し訳ありません。</text:span></text:p>
          <text:p text:style-name="P1"><text:span text:style-name="T13">今日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8" draw:style-name="gr19" draw:text-style-name="P2" draw:layer="layout" svg:width="6.052cm" svg:height="1.945cm" svg:x="27.442cm" svg:y="9.039cm">
          <text:p text:style-name="P1"><text:span text:style-name="T13">ので、休ませて</text:span></text:p>
          <text:p text:style-name="P1"><text:span text:style-name="T13">いただきま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0" draw:style-name="gr2" draw:text-style-name="P2" draw:layer="layout" svg:width="3.572cm" svg:height="6.096cm" svg:x="7.141cm" svg:y="6.526cm">
          <text:p text:style-name="P3"><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1" draw:style-name="gr2" draw:text-style-name="P2" draw:layer="layout" svg:width="3.572cm" svg:height="6.096cm" svg:x="23.923cm" svg:y="6.526cm">
          <text:p text:style-name="P3"><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5cm" svg:x="1.482cm" svg:y="2.123cm" draw:page-number="10" presentation:class="page"/>
          <draw:frame presentation:style-name="pr2" draw:layer="layout" svg:width="17.271cm" svg:height="12.573cm" svg:x="2.159cm" svg:y="13.271cm" presentation:class="notes" presentation:placeholder="true">
            <draw:text-box/>
          </draw:frame>
        </presentation:notes>
      </draw:page>
      <draw:page draw:name="page11" draw:style-name="dp1" draw:master-page-name="タイトルとコンテンツ" presentation:presentation-page-layout-name="AL1T11">
        <office:forms form:automatic-focus="false" form:apply-design-mode="false"/>
        <draw:custom-shape draw:name="正方形/長方形 4" draw:style-name="gr2" draw:text-style-name="P2" draw:layer="layout" svg:width="7.429cm" svg:height="2.541cm" svg:x="-0.137cm" svg:y="0.139cm">
          <text:p text:style-name="P3"><text:span text:style-name="T9">STEP </text:span><text:span text:style-name="T9">３</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 draw:style-name="gr1" draw:text-style-name="P10" draw:layer="layout" svg:width="22.145cm" svg:height="1.775cm" svg:x="7.006cm" svg:y="0.564cm">
          <text:p text:style-name="P9"><text:span text:style-name="T10">Slack</text:span><text:span text:style-name="T10">への投稿</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19" draw:style-name="gr8" draw:text-style-name="P4" draw:layer="layout" svg:width="9.889cm" svg:height="12.478cm" svg:x="-1.872cm" svg:y="3.658cm">
          <draw:image xlink:href="Pictures/100002010000027A0000032076BEB9CE.png" xlink:type="simple" xlink:show="embed" xlink:actuate="onLoad">
            <text:p/>
          </draw:image>
        </draw:frame>
        <draw:custom-shape draw:name="テキスト ボックス 23" draw:style-name="gr1" draw:text-style-name="P2" draw:layer="layout" svg:width="9.471cm" svg:height="4.313cm" svg:x="3.665cm" svg:y="14.199cm">
          <text:p text:style-name="P1"><text:span text:style-name="T15">ボタン</text:span><text:span text:style-name="T12">を押すと</text:span></text:p>
          <text:p text:style-name="P1"><text:span text:style-name="T12">作った</text:span><text:span text:style-name="T15">文章</text:span><text:span text:style-name="T12">が</text:span></text:p>
          <text:p text:style-name="P1"><text:span text:style-name="T15">Slack</text:span><text:span text:style-name="T15">へ</text:span><text:span text:style-name="T13">送られ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矢印 24" draw:style-name="gr20" draw:text-style-name="P2" draw:layer="layout" svg:width="6.128cm" svg:height="2.435cm" draw:transform="rotate (0.217642557723693) translate (7.52cm 5.889cm)">
          <text:p text:style-name="P3"><text:span text:style-name="T2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右矢印 25" draw:style-name="gr20" draw:text-style-name="P2" draw:layer="layout" svg:width="6.273cm" svg:height="2.435cm" draw:transform="rotate (-0.143291531588734) translate (7.868cm 11.893cm)">
          <text:p text:style-name="P3"><text:span text:style-name="T2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正方形/長方形 2" draw:style-name="gr21" draw:text-style-name="P2" draw:layer="layout" svg:width="11.529cm" svg:height="6.272cm" svg:x="13.873cm" svg:y="3.783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6" draw:style-name="gr21" draw:text-style-name="P2" draw:layer="layout" svg:width="7.319cm" svg:height="6.272cm" svg:x="13.98cm" svg:y="11.312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3" draw:style-name="gr22" draw:text-style-name="P2" draw:layer="layout" svg:width="5.329cm" svg:height="4.511cm" svg:x="19.729cm" svg:y="4.663cm">
          <text:p text:style-name="P3"><text:span text:style-name="T16">自分に</text:span></text:p>
          <text:p text:style-name="P3"><text:span text:style-name="T16">送信完了の</text:span></text:p>
          <text:p text:style-name="P3"><text:span text:style-name="T16">報告</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7" draw:style-name="gr22" draw:text-style-name="P2" draw:layer="layout" svg:width="5.367cm" svg:height="4.511cm" svg:x="14.223cm" svg:y="4.668cm">
          <text:p text:style-name="P3"><text:span text:style-name="T16">グループへ</text:span></text:p>
          <text:p text:style-name="P3"><text:span text:style-name="T16">文章送信</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9" draw:style-name="gr1" draw:text-style-name="P2" draw:layer="layout" svg:width="6.041cm" svg:height="1.013cm" draw:transform="rotate (0.199316600577752) translate (7.8cm 6.596cm)">
          <text:p text:style-name="P1"><text:span text:style-name="T16">理由生成成功</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28" draw:style-name="gr22" draw:text-style-name="P2" draw:layer="layout" svg:width="5.656cm" svg:height="4.598cm" svg:x="14.961cm" svg:y="12.298cm">
          <text:p text:style-name="P3"><text:span text:style-name="T16">自分にだけ送信できなかった報告</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右矢印 30" draw:style-name="gr20" draw:text-style-name="P2" draw:layer="layout" svg:width="2.839cm" svg:height="2.435cm" svg:x="22.05cm" svg:y="13.23cm">
          <text:p text:style-name="P3"><text:span text:style-name="T2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円/楕円 31" draw:style-name="gr22" draw:text-style-name="P2" draw:layer="layout" svg:width="7.886cm" svg:height="4.598cm" svg:x="25.403cm" svg:y="12.425cm">
          <text:p text:style-name="P3"><text:span text:style-name="T16">休むのを諦めて</text:span></text:p>
          <text:p text:style-name="P3"><text:span text:style-name="T17">出勤</text:span><text:span text:style-name="T16">しましょう</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32" draw:style-name="gr1" draw:text-style-name="P2" draw:layer="layout" svg:width="6.638cm" svg:height="1.013cm" draw:transform="rotate (-0.125140107367994) translate (7.926cm 12.566cm)">
          <text:p text:style-name="P1"><text:span text:style-name="T16">理由生成失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右矢印 33" draw:style-name="gr20" draw:text-style-name="P2" draw:layer="layout" svg:width="2.839cm" svg:height="2.435cm" svg:x="25.595cm" svg:y="5.456cm">
          <text:p text:style-name="P3"><text:span text:style-name="T2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円/楕円 34" draw:style-name="gr22" draw:text-style-name="P2" draw:layer="layout" svg:width="5.344cm" svg:height="4.271cm" svg:x="28.522cm" svg:y="4.409cm">
          <text:p text:style-name="P3"><text:span text:style-name="T16">ぐっすり</text:span></text:p>
          <text:p text:style-name="P3"><text:span text:style-name="T18">寝よう</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4" draw:layer="layout" svg:width="18.624cm" svg:height="10.475cm" svg:x="1.482cm" svg:y="2.123cm" draw:page-number="11" presentation:class="page"/>
          <draw:frame presentation:style-name="pr2" draw:layer="layout" svg:width="17.271cm" svg:height="12.573cm" svg:x="2.159cm" svg:y="13.271cm" presentation:class="notes" presentation:placeholder="true">
            <draw:text-box/>
          </draw:frame>
        </presentation:notes>
      </draw:page>
      <draw:page draw:name="page12" draw:style-name="dp1" draw:master-page-name="タイトルとコンテンツ" presentation:presentation-page-layout-name="AL1T11">
        <draw:custom-shape draw:name="正方形/長方形 4" draw:style-name="gr2" draw:text-style-name="P2" draw:layer="layout" svg:width="7.429cm" svg:height="2.541cm" svg:x="-0.137cm" svg:y="0.139cm">
          <text:p text:style-name="P3"><text:span text:style-name="T9">STEP </text:span><text:span text:style-name="T9">３</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 draw:style-name="gr1" draw:text-style-name="P10" draw:layer="layout" svg:width="22.145cm" svg:height="1.775cm" svg:x="7.006cm" svg:y="0.564cm">
          <text:p text:style-name="P9"><text:span text:style-name="T10">Slack</text:span><text:span text:style-name="T10">への投稿</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19" draw:style-name="gr8" draw:text-style-name="P4" draw:layer="layout" svg:width="9.889cm" svg:height="12.478cm" svg:x="-1.872cm" svg:y="3.658cm">
          <draw:image xlink:href="Pictures/100002010000027A0000032076BEB9CE.png" xlink:type="simple" xlink:show="embed" xlink:actuate="onLoad">
            <text:p/>
          </draw:image>
        </draw:frame>
        <draw:custom-shape draw:name="爆発 1 18" draw:style-name="gr23" draw:text-style-name="P2" xml:id="id10" draw:id="id10" draw:layer="layout" svg:width="25.915cm" svg:height="15.814cm" draw:transform="skewX (1.49917608887575E-017) rotate (0.162490153360672) translate (5.733cm 4.892cm)">
          <text:p text:style-name="P3"><text:span text:style-name="T19">自作自演</text:span></text:p>
          <text:p text:style-name="P11"><text:span text:style-name="T11">もできる</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0" smil:attributeName="visibility" smil:to="visible"/>
                  <anim:transitionFilter smil:dur="0.5s" smil:targetElement="id10" smil:type="barnDoorWipe" smil:subtype="vertical" smil:direction="reverse"/>
                </anim:par>
              </anim:par>
            </anim:par>
          </anim:seq>
        </anim:par>
        <presentation:notes draw:style-name="dp2">
          <draw:page-thumbnail draw:style-name="gr4" draw:layer="layout" svg:width="18.624cm" svg:height="10.475cm" svg:x="1.482cm" svg:y="2.123cm" draw:page-number="12" presentation:class="page"/>
          <draw:frame presentation:style-name="pr2" draw:layer="layout" svg:width="17.271cm" svg:height="12.573cm" svg:x="2.159cm" svg:y="13.271cm" presentation:class="notes" presentation:placeholder="true">
            <draw:text-box/>
          </draw:frame>
        </presentation:notes>
      </draw:page>
      <draw:page draw:name="page13" draw:style-name="dp1" draw:master-page-name="タイトルとコンテンツ" presentation:presentation-page-layout-name="AL1T11">
        <draw:custom-shape draw:name="メモ 1" draw:style-name="gr24" draw:text-style-name="P2" draw:layer="layout" svg:width="15.431cm" svg:height="8.312cm" svg:x="6.119cm" svg:y="5.503cm">
          <text:p text:style-name="P3"><text:span text:style-name="T20">どうが</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page-thumbnail draw:style-name="gr4" draw:layer="layout" svg:width="18.624cm" svg:height="10.475cm" svg:x="1.482cm" svg:y="2.123cm" draw:page-number="13" presentation:class="page"/>
          <draw:frame presentation:style-name="pr2" draw:layer="layout" svg:width="17.271cm" svg:height="12.573cm" svg:x="2.159cm" svg:y="13.271cm" presentation:class="notes" presentation:placeholder="true">
            <draw:text-box/>
          </draw:frame>
        </presentation:notes>
      </draw:page>
      <draw:page draw:name="page14" draw:style-name="dp3" draw:master-page-name="タイトルとコンテンツ" presentation:presentation-page-layout-name="AL1T11">
        <draw:custom-shape draw:name="下矢印 1" draw:style-name="gr5" draw:text-style-name="P2" draw:layer="layout" svg:width="9.32cm" svg:height="9.938cm" svg:x="11.419cm" svg:y="7.907cm">
          <text:p text:style-name="P3"><text:span text:style-name="T2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4" draw:layer="layout" svg:width="18.624cm" svg:height="10.475cm" svg:x="1.482cm" svg:y="2.123cm" draw:page-number="14" presentation:class="page"/>
          <draw:frame presentation:style-name="pr2" draw:layer="layout" svg:width="17.271cm" svg:height="12.573cm" svg:x="2.159cm" svg:y="13.271cm" presentation:class="notes" presentation:placeholder="true">
            <draw:text-box/>
          </draw:frame>
        </presentation:notes>
      </draw:page>
      <draw:page draw:name="page15" draw:style-name="dp1" draw:master-page-name="タイトルとコンテンツ" presentation:presentation-page-layout-name="AL1T11">
        <draw:custom-shape draw:name="対角する 2 つの角を切り取った四角形 3" draw:style-name="gr24" draw:text-style-name="P2" draw:layer="layout" svg:width="14.282cm" svg:height="8.852cm" svg:x="7.804cm" svg:y="4.104cm">
          <text:p text:style-name="P3"><text:span text:style-name="T20">すくしょ１</text:span></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presentation:notes draw:style-name="dp2">
          <draw:page-thumbnail draw:style-name="gr4" draw:layer="layout" svg:width="18.624cm" svg:height="10.475cm" svg:x="1.482cm" svg:y="2.123cm" draw:page-number="15" presentation:class="page"/>
          <draw:frame presentation:style-name="pr2" draw:layer="layout" svg:width="17.271cm" svg:height="12.573cm" svg:x="2.159cm" svg:y="13.271cm" presentation:class="notes" presentation:placeholder="true">
            <draw:text-box/>
          </draw:frame>
        </presentation:notes>
      </draw:page>
      <draw:page draw:name="page16" draw:style-name="dp1" draw:master-page-name="タイトルとコンテンツ" presentation:presentation-page-layout-name="AL1T11">
        <office:forms form:automatic-focus="false" form:apply-design-mode="false"/>
        <draw:custom-shape draw:name="対角する 2 つの角を切り取った四角形 3" draw:style-name="gr24" draw:text-style-name="P2" draw:layer="layout" svg:width="14.282cm" svg:height="8.852cm" svg:x="7.804cm" svg:y="4.104cm">
          <text:p text:style-name="P3"><text:span text:style-name="T20">すくしょ２</text:span></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presentation:notes draw:style-name="dp2">
          <draw:page-thumbnail draw:style-name="gr4" draw:layer="layout" svg:width="18.624cm" svg:height="10.475cm" svg:x="1.482cm" svg:y="2.123cm" draw:page-number="16" presentation:class="page"/>
          <draw:frame presentation:style-name="pr2" draw:layer="layout" svg:width="17.271cm" svg:height="12.573cm" svg:x="2.159cm" svg:y="13.271cm" presentation:class="notes" presentation:placeholder="true">
            <draw:text-box/>
          </draw:frame>
        </presentation:notes>
      </draw:page>
      <draw:page draw:name="page17" draw:style-name="dp1" draw:master-page-name="タイトルとコンテンツ" presentation:presentation-page-layout-name="AL1T11">
        <draw:frame draw:name="図 6" draw:style-name="gr8" draw:text-style-name="P4" xml:id="id11" draw:id="id11" draw:layer="layout" svg:width="16.628cm" svg:height="15.547cm" svg:x="16.193cm" svg:y="0.708cm">
          <draw:image xlink:href="Pictures/100000000000019000000176BD2C4407.jpg" xlink:type="simple" xlink:show="embed" xlink:actuate="onLoad">
            <text:p/>
          </draw:image>
        </draw:frame>
        <draw:frame draw:name="図 5" draw:style-name="gr8" draw:text-style-name="P4" draw:layer="layout" svg:width="16.416cm" svg:height="14.569cm" svg:x="0.648cm" svg:y="4.804cm">
          <draw:image xlink:href="Pictures/100002010000019000000163F5D8B1EB.png" xlink:type="simple" xlink:show="embed" xlink:actuate="onLoad">
            <text:p/>
          </draw:image>
        </draw:frame>
        <draw:custom-shape draw:name="テキスト ボックス 7" draw:style-name="gr1" draw:text-style-name="P2" draw:layer="layout" svg:width="24.009cm" svg:height="2.791cm" svg:x="1.905cm" svg:y="1.345cm">
          <text:p text:style-name="P1"><text:span text:style-name="T21">良い <text:s text:c="18"/>　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gr25" draw:text-style-name="P2" draw:layer="layout" svg:width="13.265cm" svg:height="3.641cm" svg:x="6.483cm" svg:y="0.754cm">
          <text:p text:style-name="P3"><text:span text:style-name="T22">睡眠 </text:span><text:span text:style-name="T23">LIFE</text:span><text:span text:style-name="T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2">
          <draw:page-thumbnail draw:style-name="gr4" draw:layer="layout" svg:width="18.624cm" svg:height="10.475cm" svg:x="1.482cm" svg:y="2.123cm" draw:page-number="17"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 svg:font-family="'Calibri Light'"/>
    <style:font-face style:name="HGｺﾞｼｯｸM1" svg:font-family="HGｺﾞｼｯｸM"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akaoPGothic1" svg:font-family="TakaoPGothic" style:font-pitch="variable"/>
    <style:font-face style:name="HGｺﾞｼｯｸM2" svg:font-family="HGｺﾞｼｯｸM" style:font-family-generic="decorative" style:font-pitch="variable"/>
    <style:font-face style:name="TakaoPGothic2" svg:font-family="TakaoPGothic" style:font-family-generic="decorative" style:font-pitch="variable"/>
    <style:font-face style:name="HGｺﾞｼｯｸM" svg:font-family="HGｺﾞｼｯｸM"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draw:stroke="none" draw:fill="none" draw:auto-grow-height="false" draw:fit-to-size="shrink-to-fit">
        <text:list-style style:name="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style:text-line-through-type="none" style:font-name="Calibri1" fo:font-family="Calibri" fo:font-size="28pt" fo:letter-spacing="normal" fo:language="ja" fo:country="JP" fo:font-style="normal" fo:text-shadow="none" style:text-underline-style="none" fo:font-weight="normal" style:letter-kerning="true" style:font-name-asian="TakaoPGothic" style:font-family-asian="TakaoPGothic" style:font-family-generic-asian="system" style:font-pitch-asian="variable" style:font-size-asian="28pt" style:language-asian="ja" style:country-asian="JP" style:font-style-asian="normal" style:font-weight-asian="normal" style:font-name-complex="TakaoPGothic" style:font-family-complex="TakaoPGothic"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白紙-outline2" style:family="presentation" style:parent-style-name="白紙-outline1">
      <style:paragraph-properties fo:margin-top="0cm" fo:margin-bottom="0.4cm" fo:line-height="90%"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白紙-outline3" style:family="presentation" style:parent-style-name="白紙-outline2">
      <style:paragraph-properties fo:margin-top="0cm" fo:margin-bottom="0.3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4" style:family="presentation" style:parent-style-name="白紙-outline3">
      <style:paragraph-properties fo:margin-top="0cm" fo:margin-bottom="0.2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5" style:family="presentation" style:parent-style-name="白紙-outline4">
      <style:paragraph-properties fo:margin-top="0cm" fo:margin-bottom="0.1cm"/>
      <style:text-properties fo:font-size="20pt" style:font-size-asian="20pt" style:font-size-complex="20pt"/>
    </style:style>
    <style:style style:name="白紙-outline6" style:family="presentation" style:parent-style-name="白紙-outline5">
      <style:paragraph-properties fo:margin-top="0cm" fo:margin-bottom="0.1cm"/>
      <style:text-properties fo:font-size="20pt" style:font-size-asian="20pt" style:font-size-complex="20pt"/>
    </style:style>
    <style:style style:name="白紙-outline7" style:family="presentation" style:parent-style-name="白紙-outline6">
      <style:paragraph-properties fo:margin-top="0cm" fo:margin-bottom="0.1cm"/>
      <style:text-properties fo:font-size="20pt" style:font-size-asian="20pt" style:font-size-complex="20pt"/>
    </style:style>
    <style:style style:name="白紙-outline8" style:family="presentation" style:parent-style-name="白紙-outline7">
      <style:paragraph-properties fo:margin-top="0cm" fo:margin-bottom="0.1cm"/>
      <style:text-properties fo:font-size="20pt" style:font-size-asian="20pt" style:font-size-complex="20pt"/>
    </style:style>
    <style:style style:name="白紙-outline9" style:family="presentation" style:parent-style-name="白紙-outline8">
      <style:paragraph-properties fo:margin-top="0cm" fo:margin-bottom="0.1cm"/>
      <style:text-properties fo:font-size="20pt" style:font-size-asian="20pt" style:font-size-complex="20pt"/>
    </style:style>
    <style:style style:name="白紙-subtitle" style:family="presentation">
      <style:graphic-properties draw:stroke="none" draw:fill="none" draw:textarea-vertical-align="middle">
        <text:list-style style:name="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draw:stroke="none" draw:fill="none" draw:textarea-vertical-align="middle">
        <text:list-style style:name="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18pt" fo:letter-spacing="normal" fo:language="ja" fo:country="JP" fo:font-style="normal" fo:text-shadow="none" style:text-underline-style="none" fo:font-weight="normal" style:letter-kerning="true" style:font-name-asian="TakaoPGothic" style:font-family-asian="TakaoPGothic" style:font-family-generic-asian="system" style:font-pitch-asian="variable" style:font-size-asian="18pt" style:language-asian="ja" style:country-asian="JP" style:font-style-asian="normal" style:font-weight-asian="normal" style:font-name-complex="TakaoPGothic" style:font-family-complex="TakaoPGothic"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style:text-line-through-type="none" style:font-name="Calibri1" fo:font-family="Calibri" fo:font-size="28pt" fo:letter-spacing="normal" fo:language="ja" fo:country="JP" fo:font-style="normal" fo:text-shadow="none" style:text-underline-style="none" fo:font-weight="normal" style:letter-kerning="true" style:font-name-asian="TakaoPGothic" style:font-family-asian="TakaoPGothic" style:font-family-generic-asian="system" style:font-pitch-asian="variable" style:font-size-asian="28pt" style:language-asian="ja" style:country-asian="JP" style:font-style-asian="normal" style:font-weight-asian="normal" style:font-name-complex="TakaoPGothic" style:font-family-complex="TakaoPGothic" style:font-family-generic-complex="system" style:font-pitch-complex="variable" style:font-size-complex="2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cm" fo:margin-bottom="0.4cm" fo:line-height="90%"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3" style:family="presentation" style:parent-style-name="タイトルとコンテンツ-outline2">
      <style:paragraph-properties fo:margin-top="0cm" fo:margin-bottom="0.3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タイトルとコンテンツ-outline4" style:family="presentation" style:parent-style-name="タイトルとコンテンツ-outline3">
      <style:paragraph-properties fo:margin-top="0cm" fo:margin-bottom="0.2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タイトルとコンテンツ-outline5" style:family="presentation" style:parent-style-name="タイトルとコンテンツ-outline4">
      <style:paragraph-properties fo:margin-top="0cm" fo:margin-bottom="0.1cm"/>
      <style:text-properties fo:font-size="20pt" style:font-size-asian="20pt" style:font-size-complex="20pt"/>
    </style:style>
    <style:style style:name="タイトルとコンテンツ-outline6" style:family="presentation" style:parent-style-name="タイトルとコンテンツ-outline5">
      <style:paragraph-properties fo:margin-top="0cm" fo:margin-bottom="0.1cm"/>
      <style:text-properties fo:font-size="20pt" style:font-size-asian="20pt" style:font-size-complex="20pt"/>
    </style:style>
    <style:style style:name="タイトルとコンテンツ-outline7" style:family="presentation" style:parent-style-name="タイトルとコンテンツ-outline6">
      <style:paragraph-properties fo:margin-top="0cm" fo:margin-bottom="0.1cm"/>
      <style:text-properties fo:font-size="20pt" style:font-size-asian="20pt" style:font-size-complex="20pt"/>
    </style:style>
    <style:style style:name="タイトルとコンテンツ-outline8" style:family="presentation" style:parent-style-name="タイトルとコンテンツ-outline7">
      <style:paragraph-properties fo:margin-top="0cm" fo:margin-bottom="0.1cm"/>
      <style:text-properties fo:font-size="20pt" style:font-size-asian="20pt" style:font-size-complex="20pt"/>
    </style:style>
    <style:style style:name="タイトルとコンテンツ-outline9" style:family="presentation" style:parent-style-name="タイトルとコンテンツ-outline8">
      <style:paragraph-properties fo:margin-top="0cm" fo:margin-bottom="0.1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18pt" fo:letter-spacing="normal" fo:language="ja" fo:country="JP" fo:font-style="normal" fo:text-shadow="none" style:text-underline-style="none" fo:font-weight="normal" style:letter-kerning="true" style:font-name-asian="TakaoPGothic" style:font-family-asian="TakaoPGothic" style:font-family-generic-asian="system" style:font-pitch-asian="variable" style:font-size-asian="18pt" style:language-asian="ja" style:country-asian="JP" style:font-style-asian="normal" style:font-weight-asian="normal" style:font-name-complex="TakaoPGothic" style:font-family-complex="TakaoPGothic"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白紙-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2" style:family="presentation" style:parent-style-name="白紙-backgroundobjects">
      <style:graphic-properties draw:stroke="none" draw:fill="none" draw:fill-color="#ffffff" draw:auto-grow-height="false" fo:min-height="1.397cm"/>
    </style:style>
    <style:style style:name="Mpr3" style:family="presentation" style:parent-style-name="白紙-backgroundobjects">
      <style:graphic-properties draw:stroke="none" draw:fill="none" draw:fill-color="#ffffff" draw:textarea-vertical-align="bottom" draw:auto-grow-height="false" fo:min-height="1.397cm"/>
    </style:style>
    <style:style style:name="Mpr4"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タイトルとコンテンツ-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6" style:family="presentation" style:parent-style-name="タイトルとコンテンツ-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7" style:family="presentation" style:parent-style-name="タイトルとコンテンツ-backgroundobjects">
      <style:graphic-properties draw:stroke="none" draw:fill="none" draw:fill-color="#ffffff" draw:auto-grow-height="false" fo:min-height="1.397cm"/>
    </style:style>
    <style:style style:name="Mpr8" style:family="presentation" style:parent-style-name="タイトルとコンテンツ-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4" style:family="paragraph">
      <style:paragraph-properties fo:text-align="start" style:font-independent-line-spacing="true"/>
      <style:text-properties fo:font-size="12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6" style:family="paragraph">
      <style:paragraph-properties fo:margin-top="0cm" fo:margin-bottom="0cm" fo:line-height="90%" fo:text-align="start" style:punctuation-wrap="hanging" style:writing-mode="lr-tb"/>
      <style:text-properties fo:font-size="44pt" fo:hyphenate="false"/>
    </style:style>
    <style:style style:name="MP7" style:family="paragraph">
      <style:paragraph-properties fo:text-align="start" style:font-independent-line-spacing="true"/>
      <style:text-properties fo:font-size="44pt"/>
    </style:style>
    <style:style style:name="MP8" style:family="paragraph">
      <style:paragraph-properties fo:text-align="start"/>
      <style:text-properties fo:font-size="28pt"/>
    </style:style>
    <style:style style:name="MP9"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0"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1" style:family="paragraph">
      <style:paragraph-properties fo:text-align="start" style:font-independent-line-spacing="true"/>
      <style:text-properties fo:font-size="28pt"/>
    </style:style>
    <style:style style:name="MT1"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000000" style:text-line-through-style="none" style:text-line-through-type="none"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番号&gt;</text:page-number></text:p>
        </draw:text-box>
      </draw:frame>
    </style:handout-master>
    <style:master-page style:name="白紙" style:page-layout-name="PM1" draw:style-name="Mdp1">
      <draw:frame draw:name="日付プレースホルダー 1" presentation:style-name="Mpr1" draw:text-style-name="MP4" draw:layer="backgroundobjects" svg:width="7.619cm" svg:height="1.013cm" svg:x="2.328cm" svg:y="17.657cm" presentation:class="date-time" presentation:user-transformed="true">
        <draw:text-box>
          <text:p text:style-name="MP3"><text:span text:style-name="MT1"><text:date style:data-style-name="D1" text:date-value="2016-12-14">12/14/16</text:date></text:span></text:p>
        </draw:text-box>
      </draw:frame>
      <draw:frame draw:name="フッター プレースホルダー 2" presentation:style-name="Mpr1" draw:text-style-name="MP4" draw:layer="backgroundobjects" svg:width="11.429cm" svg:height="1.013cm" svg:x="11.218cm" svg:y="17.657cm" presentation:class="footer" presentation:user-transformed="true">
        <draw:text-box>
          <text:p/>
        </draw:text-box>
      </draw:frame>
      <draw:frame draw:name="スライド番号プレースホルダー 3" presentation:style-name="Mpr1" draw:text-style-name="MP4" draw:layer="backgroundobjects" svg:width="7.619cm" svg:height="1.013cm" svg:x="23.918cm" svg:y="17.657cm" presentation:class="page-number" presentation:user-transformed="true">
        <draw:text-box>
          <text:p text:style-name="MP5"><text:span text:style-name="MT1"><text:page-number>&lt;番号&gt;</text:page-number></text:span></text:p>
        </draw:text-box>
      </draw:frame>
      <draw:frame presentation:style-name="白紙-title" draw:layer="backgroundobjects" svg:width="30.479cm" svg:height="3.18cm" svg:x="1.693cm" svg:y="0.76cm" presentation:class="title" presentation:placeholder="true">
        <draw:text-box/>
      </draw:frame>
      <draw:frame presentation:style-name="白紙-outline1" draw:layer="backgroundobjects" svg:width="30.479cm" svg:height="11.047cm" svg:x="1.693cm" svg:y="4.457cm" presentation:class="outline" presentation:placeholder="true">
        <draw:text-box/>
      </draw:frame>
      <presentation:notes style:page-layout-name="PM2">
        <draw:page-thumbnail presentation:style-name="白紙-title" draw:layer="backgroundobjects" svg:width="13.968cm" svg:height="10.476cm" svg:x="3.81cm" svg:y="2.123cm" presentation:class="page"/>
        <draw:frame presentation:style-name="白紙-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番号&gt;</text:page-number></text:p>
          </draw:text-box>
        </draw:frame>
      </presentation:notes>
    </style:master-page>
    <style:master-page style:name="タイトルとコンテンツ" style:page-layout-name="PM1" draw:style-name="Mdp1">
      <draw:frame draw:name="タイトル 1" presentation:style-name="Mpr4" draw:text-style-name="MP7" draw:layer="backgroundobjects" svg:width="29.209cm" svg:height="3.681cm" svg:x="2.328cm" svg:y="1.014cm" presentation:class="title" presentation:user-transformed="true">
        <draw:text-box>
          <text:p text:style-name="MP6"><text:span text:style-name="MT2">タイトルテキストの書式を編集するにはクリックします。マスター タイトルの書式設定</text:span></text:p>
        </draw:text-box>
      </draw:frame>
      <draw:frame draw:name="コンテンツ プレースホルダー 2" presentation:style-name="Mpr5" draw:text-style-name="MP11" draw:layer="backgroundobjects" svg:width="29.209cm" svg:height="12.086cm" svg:x="2.328cm" svg:y="5.071cm" presentation:class="outline" presentation:user-transformed="true">
        <draw:text-box>
          <text:list text:style-name="ML5">
            <text:list-item>
              <text:p text:style-name="MP8"><text:span text:style-name="MT3">アウトラインテキストの書式を編集するにはクリックします。</text:span></text:p>
              <text:list>
                <text:list-item>
                  <text:p text:style-name="MP8"><text:span text:style-name="MT3">2</text:span><text:span text:style-name="MT3">レベル目のアウトライン</text:span></text:p>
                  <text:list>
                    <text:list-item>
                      <text:p text:style-name="MP8"><text:span text:style-name="MT3">3</text:span><text:span text:style-name="MT3">レベル目のアウトライン</text:span></text:p>
                      <text:list>
                        <text:list-item>
                          <text:p text:style-name="MP8"><text:span text:style-name="MT3">4</text:span><text:span text:style-name="MT3">レベル目のアウトライン</text:span></text:p>
                          <text:list>
                            <text:list-item>
                              <text:p text:style-name="MP8"><text:span text:style-name="MT3">5</text:span><text:span text:style-name="MT3">レベル目のアウトライン</text:span></text:p>
                              <text:list>
                                <text:list-item>
                                  <text:p text:style-name="MP8"><text:span text:style-name="MT3">6</text:span><text:span text:style-name="MT3">レベル目のアウトライン</text:span></text:p>
                                </text:list-item>
                              </text:list>
                            </text:list-item>
                          </text:list>
                        </text:list-item>
                      </text:list>
                    </text:list-item>
                  </text:list>
                </text:list-item>
              </text:list>
            </text:list-item>
          </text:list>
          <text:list text:style-name="ML6">
            <text:list-item>
              <text:p text:style-name="MP9"><text:span text:style-name="MT3">7</text:span><text:span text:style-name="MT3">レベル目のアウトラインマスター テキストの書式設定</text:span></text:p>
            </text:list-item>
          </text:list>
          <text:list text:style-name="ML7">
            <text:list-item>
              <text:list>
                <text:list-item>
                  <text:p text:style-name="MP10"><text:span text:style-name="MT4">第 </text:span><text:span text:style-name="MT4">2 </text:span><text:span text:style-name="MT4">レベル</text:span></text:p>
                </text:list-item>
              </text:list>
            </text:list-item>
          </text:list>
          <text:list text:style-name="ML8">
            <text:list-item>
              <text:list>
                <text:list-item>
                  <text:list>
                    <text:list-item>
                      <text:p text:style-name="MP10"><text:span text:style-name="MT5">第 </text:span><text:span text:style-name="MT5">3 </text:span><text:span text:style-name="MT5">レベル</text:span></text:p>
                    </text:list-item>
                  </text:list>
                </text:list-item>
              </text:list>
            </text:list-item>
          </text:list>
          <text:list text:style-name="ML9">
            <text:list-item>
              <text:list>
                <text:list-item>
                  <text:list>
                    <text:list-item>
                      <text:list>
                        <text:list-item>
                          <text:p text:style-name="MP10"><text:span text:style-name="MT6">第 </text:span><text:span text:style-name="MT6">4 </text:span><text:span text:style-name="MT6">レベル</text:span></text:p>
                        </text:list-item>
                      </text:list>
                    </text:list-item>
                  </text:list>
                </text:list-item>
              </text:list>
            </text:list-item>
          </text:list>
          <text:list text:style-name="ML10">
            <text:list-item>
              <text:list>
                <text:list-item>
                  <text:list>
                    <text:list-item>
                      <text:list>
                        <text:list-item>
                          <text:list>
                            <text:list-item>
                              <text:p text:style-name="MP10"><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6" draw:text-style-name="MP4" draw:layer="backgroundobjects" svg:width="7.619cm" svg:height="1.013cm" svg:x="2.328cm" svg:y="17.657cm" presentation:class="date-time" presentation:user-transformed="true">
        <draw:text-box>
          <text:p text:style-name="MP3"><text:span text:style-name="MT1"><text:date style:data-style-name="D1" text:date-value="2016-12-14">12/14/16</text:date></text:span></text:p>
        </draw:text-box>
      </draw:frame>
      <draw:frame draw:name="フッター プレースホルダー 4" presentation:style-name="Mpr6" draw:text-style-name="MP4" draw:layer="backgroundobjects" svg:width="11.429cm" svg:height="1.013cm" svg:x="11.218cm" svg:y="17.657cm" presentation:class="footer" presentation:user-transformed="true">
        <draw:text-box>
          <text:p/>
        </draw:text-box>
      </draw:frame>
      <draw:frame draw:name="スライド番号プレースホルダー 5" presentation:style-name="Mpr6" draw:text-style-name="MP4" draw:layer="backgroundobjects" svg:width="7.619cm" svg:height="1.013cm" svg:x="23.918cm" svg:y="17.657cm" presentation:class="page-number" presentation:user-transformed="true">
        <draw:text-box>
          <text:p text:style-name="MP5"><text:span text:style-name="MT1"><text:page-number>&lt;番号&gt;</text:page-number></text:span></text:p>
        </draw:text-box>
      </draw:frame>
      <presentation:notes style:page-layout-name="PM2">
        <draw:page-thumbnail presentation:style-name="タイトルとコンテンツ-title" draw:layer="backgroundobjects" svg:width="18.624cm" svg:height="10.475cm" svg:x="1.482cm" svg:y="2.123cm" presentation:class="page"/>
        <draw:frame presentation:style-name="タイトルとコンテンツ-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presentation:header/></text:p>
          </draw:text-box>
        </draw:frame>
        <draw:frame presentation:style-name="Mpr7" draw:text-style-name="MP2" draw:layer="backgroundobjects" svg:width="9.369cm" svg:height="1.396cm" svg:x="12.22cm" svg:y="0cm" presentation:class="date-time">
          <draw:text-box>
            <text:p text:style-name="MP2"><presentation:date-time/></text:p>
          </draw:text-box>
        </draw:frame>
        <draw:frame presentation:style-name="Mpr8" draw:text-style-name="MP1" draw:layer="backgroundobjects" svg:width="9.369cm" svg:height="1.396cm" svg:x="0cm" svg:y="26.543cm" presentation:class="footer">
          <draw:text-box>
            <text:p text:style-name="MP1"><presentation:footer/></text:p>
          </draw:text-box>
        </draw:frame>
        <draw:frame presentation:style-name="Mpr8" draw:text-style-name="MP2" draw:layer="backgroundobjects" svg:width="9.369cm" svg:height="1.396cm" svg:x="12.22cm" svg:y="26.543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2-14T16:01:29.789485634</dc:date>
    <meta:document-statistic meta:object-count="146"/>
    <meta:generator>LibreOffice/4.2.3.3$Linux_x86 LibreOffice_project/420m0$Build-3</meta:generator>
  </office:meta>
</office:document-meta>
</file>